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-Regular" svg:font-family="Roboto-Regular, helvetica, 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fo:font-weight="normal" officeooo:rsid="0006bc5d" officeooo:paragraph-rsid="0006bc5d" style:font-weight-asian="normal" style:font-weight-complex="normal"/>
    </style:style>
    <style:style style:name="P2" style:family="paragraph" style:parent-style-name="Preformatted_20_Text">
      <style:text-properties fo:font-weight="normal" officeooo:paragraph-rsid="0006bc5d"/>
    </style:style>
    <style:style style:name="P3" style:family="paragraph" style:parent-style-name="Preformatted_20_Text">
      <style:text-properties fo:font-weight="normal" officeooo:rsid="0006bc5d" officeooo:paragraph-rsid="0006bc5d"/>
    </style:style>
    <style:style style:name="T1" style:family="text">
      <style:text-properties fo:font-variant="normal" fo:text-transform="none" fo:color="#222222" style:font-name="Liberation Mono" fo:font-size="10pt" fo:letter-spacing="normal" fo:font-style="normal" style:font-name-asian="Droid Sans Fallback1" style:font-size-asian="10pt" style:font-weight-asian="normal" style:font-name-complex="Liberation Mono" style:font-size-complex="10pt" style:font-weight-complex="normal"/>
    </style:style>
    <style:style style:name="T2" style:family="text">
      <style:text-properties fo:font-variant="normal" fo:text-transform="none" fo:color="#222222" style:font-name="Liberation Mono" fo:font-size="10pt" fo:letter-spacing="normal" fo:font-style="normal" officeooo:rsid="0006bc5d" style:font-name-asian="Droid Sans Fallback1" style:font-size-asian="10pt" style:font-weight-asian="normal" style:font-name-complex="Liberation Mono" style:font-size-complex="10pt" style:font-weight-complex="normal"/>
    </style:style>
    <style:style style:name="T3" style:family="text">
      <style:text-properties officeooo:rsid="0006bc5d" style:font-weight-asian="normal" style:font-weight-complex="normal"/>
    </style:style>
    <style:style style:name="T4" style:family="text">
      <style:text-properties style:font-name="Liberation Mono" fo:font-size="10pt" officeooo:rsid="0006bc5d" style:font-name-asian="Droid Sans Fallback1" style:font-size-asian="10pt" style:font-weight-asian="normal" style:font-name-complex="Liberation Mono" style:font-size-complex="10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l cristal utilizado es de Freq=32768Hz.</text:p>
      <text:p text:style-name="P1"/>
      <text:p text:style-name="P1">Para calcular la deriva en frecuencia se usa:</text:p>
      <text:p text:style-name="P1"/>
      <text:p text:style-name="P1">Deriva= (ppm*Freq)/1e6</text:p>
      <text:p text:style-name="P1"/>
      <text:p text:style-name="P1">Si se supone una variación de 20ppm</text:p>
      <text:p text:style-name="P1"/>
      <text:p text:style-name="P2"><text:span text:style-name="T3">Deriva=20*32768/10000</text:span><text:span text:style-name="T4">00=</text:span><text:span text:style-name="T2">0,65536hz</text:span></text:p>
      <text:p text:style-name="P2"/>
      <text:p text:style-name="P3"><text:span text:style-name="T1">Entonces la frecuencia es 32768,65536Hz</text:span></text:p>
      <text:p text:style-name="P3"/>
      <text:p text:style-name="P3"/>
      <text:p text:style-name="P3"><text:span text:style-name="T1">Para cada segundo el ideal sería contar 32768 ciclos, pero como se cuentan</text:span></text:p>
      <text:p text:style-name="P3"><text:span text:style-name="T1">0,65536 más, cada 32768/0,65536=50000 segundos tengo un segundo más,es decir que cada 50000/3600=13 horas tengo 1 segundo más, por lo tanto al cabo de un mes aproximadamente tengo un minut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Roboto-Regular" svg:font-family="Roboto-Regular, helvetica, 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14T22:39:08.225624388</dc:date>
    <meta:generator>LibreOffice/4.2.7.2$Linux_X86_64 LibreOffice_project/420m0$Build-2</meta:generator>
    <meta:editing-duration>PT29M</meta:editing-duration>
    <meta:editing-cycles>7</meta:editing-cycles>
    <meta:document-statistic meta:table-count="0" meta:image-count="0" meta:object-count="0" meta:page-count="1" meta:paragraph-count="8" meta:word-count="72" meta:character-count="478" meta:non-whitespace-character-count="414"/>
  </office:meta>
</office:document-meta>
</file>